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9:23</dc:date>
    <meta:editing-duration>PT6H6M19S</meta:editing-duration>
    <meta:editing-cycles>14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1" meta:word-count="84" meta:character-count="647" meta:non-whitespace-character-count="562"/>
  </office:meta>
</office:document-meta>
</file>